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fo:font-style="normal" officeooo:rsid="001bcbde" officeooo:paragraph-rsid="0012197a" style:font-size-asian="12pt" style:font-style-asian="normal" style:font-size-complex="12pt" style:font-style-complex="normal"/>
    </style:style>
    <style:style style:name="P2" style:family="paragraph" style:parent-style-name="Standard">
      <style:text-properties style:font-name="Liberation Sans" fo:font-size="12pt" fo:font-style="normal" officeooo:rsid="003332c5" officeooo:paragraph-rsid="0012197a" style:font-size-asian="12pt" style:font-style-asian="normal" style:font-size-complex="12pt" style:font-style-complex="normal"/>
    </style:style>
    <style:style style:name="P3" style:family="paragraph" style:parent-style-name="Standard">
      <style:text-properties style:font-name="Liberation Sans" fo:font-size="12pt" fo:font-style="normal" officeooo:rsid="00366c0f" officeooo:paragraph-rsid="0012197a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Liberation Sans" fo:font-size="12pt" fo:font-style="normal" officeooo:rsid="00366c0f" officeooo:paragraph-rsid="00126a45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Liberation Sans" fo:font-size="12pt" fo:font-style="normal" officeooo:rsid="003844f6" officeooo:paragraph-rsid="00126a45" style:font-size-asian="12pt" style:font-style-asian="normal" style:font-size-complex="12pt" style:font-style-complex="normal"/>
    </style:style>
    <style:style style:name="P6" style:family="paragraph" style:parent-style-name="Standard">
      <style:text-properties style:font-name="Liberation Sans" fo:font-size="12pt" fo:font-style="normal" officeooo:rsid="0013d4f3" officeooo:paragraph-rsid="0013d4f3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line-height="200%"/>
      <style:text-properties style:font-name="Liberation Sans" fo:font-size="12pt" fo:font-style="normal" officeooo:rsid="0013d4f3" officeooo:paragraph-rsid="0013d4f3" style:font-size-asian="12pt" style:font-style-asian="normal" style:font-size-complex="12pt" style:font-style-complex="normal"/>
    </style:style>
    <style:style style:name="P8" style:family="paragraph" style:parent-style-name="Standard">
      <style:text-properties style:font-name="Liberation Sans" fo:font-size="12pt" fo:font-style="normal" fo:font-weight="bold" officeooo:rsid="003332c5" officeooo:paragraph-rsid="0012197a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style:font-name="Liberation Sans" fo:font-size="12pt" fo:font-style="normal" fo:font-weight="bold" officeooo:rsid="0045ee5d" officeooo:paragraph-rsid="0012197a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style:font-name="Liberation Sans" fo:font-size="12pt" fo:font-style="italic" officeooo:rsid="0053bbbc" officeooo:paragraph-rsid="0012197a" style:font-size-asian="12pt" style:font-style-asian="italic" style:font-size-complex="12pt" style:font-style-complex="italic"/>
    </style:style>
    <style:style style:name="P11" style:family="paragraph" style:parent-style-name="Standard">
      <style:text-properties style:font-name="Liberation Sans" fo:font-size="12pt" fo:font-style="italic" officeooo:rsid="001c40e5" officeooo:paragraph-rsid="0012197a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ans" fo:font-size="12pt" fo:font-style="normal" fo:font-weight="bold" officeooo:rsid="001bcbde" officeooo:paragraph-rsid="0012197a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5c2ebf"/>
    </style:style>
    <style:style style:name="T2" style:family="text">
      <style:text-properties officeooo:rsid="00352611"/>
    </style:style>
    <style:style style:name="T3" style:family="text">
      <style:text-properties officeooo:rsid="00366c0f"/>
    </style:style>
    <style:style style:name="T4" style:family="text">
      <style:text-properties fo:font-weight="normal" officeooo:rsid="00366c0f" style:font-weight-asian="normal" style:font-weight-complex="normal"/>
    </style:style>
    <style:style style:name="T5" style:family="text">
      <style:text-properties officeooo:rsid="003b16f9"/>
    </style:style>
    <style:style style:name="T6" style:family="text">
      <style:text-properties officeooo:rsid="003844f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45ee5d"/>
    </style:style>
    <style:style style:name="T10" style:family="text">
      <style:text-properties officeooo:rsid="0013d4f3"/>
    </style:style>
    <style:style style:name="T11" style:family="text">
      <style:text-properties officeooo:rsid="001628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terrogation sur les figures de style</text:p>
      <text:p text:style-name="P1"/>
      <text:p text:style-name="P8">(1) Reliez <text:span text:style-name="T1">chaque</text:span> figure <text:span text:style-name="T2">de style à sa définition :</text:span></text:p>
      <text:p text:style-name="P8"/>
      <text:p text:style-name="P2"><text:tab/><text:span text:style-name="T3">(a) </text:span><text:span text:style-name="T4">métonymie</text:span><text:span text:style-name="T3"><text:tab/><text:tab/>(A) remplacement de la partie par le tout </text:span></text:p>
      <text:p text:style-name="P10"/>
      <text:p text:style-name="P10"/>
      <text:p text:style-name="P2"><text:tab/><text:span text:style-name="T3">(b) prosopopée<text:tab/><text:tab/>(B) rassemblement de différents objets.</text:span></text:p>
      <text:p text:style-name="P10"><text:tab/></text:p>
      <text:p text:style-name="P10"/>
      <text:p text:style-name="P2"><text:span text:style-name="T3"><text:tab/>(c) accumulation<text:tab/><text:tab/>(C) prêter la parole à des êtres absents, des morts,</text:span></text:p>
      <text:p text:style-name="P2"><text:span text:style-name="T3"><text:tab/><text:tab/><text:tab/><text:tab/><text:tab/>des animaux…</text:span></text:p>
      <text:p text:style-name="P1"/>
      <text:p text:style-name="P1"/>
      <text:p text:style-name="P4"><text:tab/>(d) <text:span text:style-name="T5">synecdoque</text:span><text:tab/><text:tab/><text:span text:style-name="T6">(D) remplacement d’une expression par une autre, en</text:span></text:p>
      <text:p text:style-name="P4"><text:span text:style-name="T6"><text:tab/><text:tab/><text:tab/><text:tab/><text:tab/> général</text:span></text:p>
      <text:p text:style-name="P11"/>
      <text:p text:style-name="P11"/>
      <text:p text:style-name="P3"><text:tab/>(e) <text:span text:style-name="T6">répétition<text:tab/><text:tab/><text:tab/>(E) multiplication du même objet</text:span></text:p>
      <text:p text:style-name="P3"/>
      <text:p text:style-name="P3"/>
      <text:p text:style-name="P5"><text:tab/>(f) personnification<text:tab/><text:tab/>(F) décrire un objet en lui faisant prendre les</text:p>
      <text:p text:style-name="P5"><text:tab/><text:tab/><text:tab/><text:tab/><text:tab/> caractéristiques <text:span text:style-name="T9">être humain</text:span></text:p>
      <text:p text:style-name="P3"/>
      <text:p text:style-name="P9">(2) Quelle<text:span text:style-name="T10">s</text:span> figure<text:span text:style-name="T10">s</text:span> de style reconnaissez-vous dans ces vers ? <text:span text:style-name="T11">Aidez-vous des mots soulignés.</text:span></text:p>
      <text:p text:style-name="P1"/>
      <text:p text:style-name="P6"><text:tab/>Dans le drame romantique <text:span text:style-name="T7">Ruy Blas</text:span> (II.2), la reine d’Espagne lit sur son balcon la lettre d’amour d’un modeste domestique nommé Ruy Blas :</text:p>
      <text:p text:style-name="P6"/>
      <text:p text:style-name="P6"/>
      <text:p text:style-name="P7"><text:tab/>« Madame, sous vos pieds, dans l'ombre, un homme est là<text:line-break/><text:tab/>Qui vous aime, perdu dans la nuit qui le voile ;<text:line-break/><text:tab/>Qui souffre, <text:span text:style-name="T8">ver de terre</text:span> amoureux <text:span text:style-name="T8">d'une étoile</text:span> ;<text:line-break/><text:tab/>Qui pour vous donnera son âme, s'il le faut ;<text:line-break/><text:tab/>Et qui se <text:span text:style-name="T8">meurt</text:span> <text:span text:style-name="T8">en bas</text:span> quand vous <text:span text:style-name="T8">brillez</text:span> <text:span text:style-name="T8">en haut</text:span>.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0T21:02:16.059263862</meta:creation-date>
    <meta:generator>LibreOffice/6.0.7.3$Linux_X86_64 LibreOffice_project/00m0$Build-3</meta:generator>
    <dc:date>2021-05-30T21:18:44.129716872</dc:date>
    <meta:editing-duration>PT16M27S</meta:editing-duration>
    <meta:editing-cycles>7</meta:editing-cycles>
    <meta:print-date>2021-05-30T21:18:53.640841365</meta:print-date>
    <meta:document-statistic meta:table-count="0" meta:image-count="0" meta:object-count="0" meta:page-count="1" meta:paragraph-count="15" meta:word-count="170" meta:character-count="1017" meta:non-whitespace-character-count="823"/>
  </office:meta>
</office:document-meta>
</file>